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2_2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ra Hays Mordecai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ugust 22, 1893</text:p>
      <text:p text:style-name="P5">Month<text:tab/><text:tab/><text:tab/><text:tab/><text:tab/><text:tab/>August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Chestnut Hill-/</text:p>
      <text:p text:style-name="P3">306 Highland Avenue-/</text:p>
      <text:p text:style-name="P3">August 22nd 1893-/</text:p>
      <text:p text:style-name="P2">My dear Mr Morais!/</text:p>
      <text:p text:style-name="P2"><text:tab/>It was with <text:span text:style-name="T2">great</text:span><text:span text:style-name="T3"> pleasure/ that, I saw in yesterdays Ledger/ that </text:span><text:span text:style-name="T2">you</text:span><text:span text:style-name="T3"> had said service/ in our "Holy Temple" on/ Friday evening! &amp; on the Sabbath/ I congratulate </text:span><text:span text:style-name="T2">you</text:span><text:span text:style-name="T3">, and/ your Family, and Friends/ on this Happy event, &amp; return/ </text:span><text:span text:style-name="T2">Thanks</text:span><text:span text:style-name="T3"> to the "God of Israel/ for his ever tender mercies,/ we can ill spare you, as/</text:span></text:p>
      <text:p text:style-name="P2"><text:span text:style-name="T3"/></text:p>
      <text:p text:style-name="P2"><text:span text:style-name="T3">[Page 2]</text:span></text:p>
      <text:p text:style-name="P2"><text:span text:style-name="T3">The "Father of our little/ Flock! <text:s/>What is to become/ of the Israelites of America?/ <text:s/>They are melting away!!/ and "God sees them not!/ &amp; helps them not_!!/</text:span></text:p>
      <text:p text:style-name="P2"><text:span text:style-name="T3"><text:tab/>I hope to return to the/ City, before, the Fall Holy/ Days-&amp; I hope to be spared/ to see you again </text:span><text:soft-page-break/><text:span text:style-name="T3">in </text:span><text:span text:style-name="T2">full</text:span><text:span text:style-name="T3">/ Health./ <text:s/>your affectionate Friend/ Sara Hays Mordecai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4T15:35:40.92</meta:creation-date>
    <meta:document-statistic meta:table-count="0" meta:image-count="0" meta:object-count="0" meta:page-count="3" meta:paragraph-count="69" meta:word-count="297" meta:character-count="1995"/>
    <dc:date>2011-12-14T15:40:25.16</dc:date>
    <dc:creator>Penn Libraries</dc:creator>
    <meta:editing-duration>PT00H04M44S</meta:editing-duration>
    <meta:editing-cycles>1</meta:editing-cycles>
    <meta:generator>OpenOffice.org/3.2$Win32 OpenOffice.org_project/320m12$Build-9483</meta:generator>
  </office:meta>
</office:document-meta>
</file>